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28cm"/>
    </style:style>
    <style:style style:name="co3" style:family="table-column">
      <style:table-column-properties fo:break-before="auto" style:column-width="4.034cm"/>
    </style:style>
    <style:style style:name="co4" style:family="table-column">
      <style:table-column-properties fo:break-before="auto" style:column-width="5.861cm"/>
    </style:style>
    <style:style style:name="co5" style:family="table-column">
      <style:table-column-properties fo:break-before="auto" style:column-width="10.507cm"/>
    </style:style>
    <style:style style:name="co6" style:family="table-column">
      <style:table-column-properties fo:break-before="auto" style:column-width="2.817cm"/>
    </style:style>
    <style:style style:name="co7" style:family="table-column">
      <style:table-column-properties fo:break-before="auto" style:column-width="3.097cm"/>
    </style:style>
    <style:style style:name="co8" style:family="table-column">
      <style:table-column-properties fo:break-before="auto" style:column-width="2.224cm"/>
    </style:style>
    <style:style style:name="co9" style:family="table-column">
      <style:table-column-properties fo:break-before="auto" style:column-width="12.4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14.258cm" fo:break-before="page" style:use-optimal-row-height="true"/>
    </style:style>
    <style:style style:name="ro5" style:family="table-row">
      <style:table-row-properties style:row-height="0.945cm" fo:break-before="auto" style:use-optimal-row-height="true"/>
    </style:style>
    <style:style style:name="ro6" style:family="table-row">
      <style:table-row-properties style:row-height="1.863cm" fo:break-before="auto" style:use-optimal-row-height="true"/>
    </style:style>
    <style:style style:name="ro7" style:family="table-row">
      <style:table-row-properties style:row-height="1.39cm" fo:break-before="auto" style:use-optimal-row-height="true"/>
    </style:style>
    <style:style style:name="ro8" style:family="table-row">
      <style:table-row-properties style:row-height="1.833cm" fo:break-before="auto" style:use-optimal-row-height="true"/>
    </style:style>
    <style:style style:name="ro9" style:family="table-row">
      <style:table-row-properties style:row-height="2.277cm" fo:break-before="auto" style:use-optimal-row-height="true"/>
    </style:style>
    <style:style style:name="ro10" style:family="table-row">
      <style:table-row-properties style:row-height="3.1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wrap-option="wrap" style:vertical-align="middle"/>
    </style:style>
    <style:style style:name="ce7" style:family="table-cell" style:parent-style-name="Default" style:data-style-name="N37">
      <style:table-cell-properties fo:wrap-option="wrap" style:vertical-align="middle"/>
    </style:style>
    <style:style style:name="ce8" style:family="table-cell" style:parent-style-name="Default">
      <style:table-cell-properties fo:background-color="#3deb3d" fo:wrap-option="wrap" style:vertical-align="middle"/>
    </style:style>
    <style:style style:name="ce9" style:family="table-cell" style:parent-style-name="Default">
      <style:table-cell-properties fo:background-color="#ff0000" fo:wrap-option="wrap" style:vertical-align="middle"/>
    </style:style>
    <style:style style:name="ce10" style:family="table-cell" style:parent-style-name="Default">
      <style:table-cell-properties fo:background-color="#ffd320" fo:wrap-option="wrap" style:vertical-align="middle"/>
    </style:style>
    <style:style style:name="ce11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 style:vertical-align="middle"/>
      <style:text-properties fo:font-weight="normal" style:font-weight-asian="normal" style:font-weight-complex="normal"/>
    </style:style>
    <style:style style:name="T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color="#3f7f5f" style:font-name="Courier New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Intro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/>
          <table:table-cell table:number-columns-repeated="2"/>
        </table:table-row>
        <table:table-row table:style-name="ro2">
          <table:table-cell office:value-type="string">
            <text:p>Test plan of JavaMelody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>
            <text:p>To execute tests, some things are needed :</text:p>
          </table:table-cell>
          <table:table-cell table:number-columns-repeated="2"/>
        </table:table-row>
        <table:table-row table:style-name="ro2">
          <table:table-cell office:value-type="string">
            <text:p>User guide :</text:p>
          </table:table-cell>
          <table:table-cell/>
          <table:table-cell office:value-type="string">
            <text:p>http://code.google.com/p/javamelody/wiki/UserGuide</text:p>
          </table:table-cell>
        </table:table-row>
        <table:table-row table:style-name="ro2">
          <table:table-cell office:value-type="string">
            <text:p>Advanced user guide :</text:p>
          </table:table-cell>
          <table:table-cell/>
          <table:table-cell office:value-type="string">
            <text:p>http://code.google.com/p/javamelody/wiki/UserGuideAdvanced</text:p>
          </table:table-cell>
        </table:table-row>
        <table:table-row table:style-name="ro2">
          <table:table-cell office:value-type="string">
            <text:p>test.war :</text:p>
          </table:table-cell>
          <table:table-cell/>
          <table:table-cell office:value-type="string">
            <text:p>build test.war from sources using the ant target « test-war » in build.xml (see dev. Guide)</text:p>
          </table:table-cell>
        </table:table-row>
      </table:table>
      <table:table table:name="Tests" table:style-name="ta1" table:print="false"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" table:default-cell-style-name="ce4"/>
        <table:table-column table:style-name="co9" table:default-cell-style-name="ce4"/>
        <table:table-column table:style-name="co1" table:number-columns-repeated="1013" table:default-cell-style-name="ce4"/>
        <table:table-row table:style-name="ro3">
          <table:table-cell table:style-name="ce2" office:value-type="string">
            <text:p>Test category</text:p>
          </table:table-cell>
          <table:table-cell table:style-name="ce2" office:value-type="string">
            <text:p>OS</text:p>
          </table:table-cell>
          <table:table-cell table:style-name="ce2" office:value-type="string">
            <text:p>Application server</text:p>
          </table:table-cell>
          <table:table-cell table:style-name="ce5" office:value-type="string">
            <text:p>JDK</text:p>
          </table:table-cell>
          <table:table-cell table:style-name="ce2" office:value-type="string">
            <text:p>Test summary</text:p>
          </table:table-cell>
          <table:table-cell table:style-name="ce2" office:value-type="string">
            <text:p>Test description</text:p>
          </table:table-cell>
          <table:table-cell table:style-name="ce2" office:value-type="string">
            <text:p>Date of test</text:p>
          </table:table-cell>
          <table:table-cell table:style-name="ce2" office:value-type="string">
            <text:p>Result of test</text:p>
          </table:table-cell>
          <table:table-cell table:style-name="ce2" office:value-type="string">
            <text:p>Version</text:p>
          </table:table-cell>
          <table:table-cell table:style-name="ce2" office:value-type="string">
            <text:p>Tester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Main features</text:p>
          </table:table-cell>
          <table:table-cell table:style-name="ce3" office:value-type="string">
            <text:p>This is a test case to use main features fast without details.</text:p>
            <text:p>It will be used below in different contexts.</text:p>
            <text:p>Open all screens :</text:p>
            <text:p>- Open main report</text:p>
            <text:p>- Execute requests to have data for http, sql, spring, guice, services, jsp, jobs, caches</text:p>
            <text:p>- Refresh main report to view data for http, sql, spring, guice, services, jsp, jobs, caches</text:p>
            <text:p>- Open pdf report</text:p>
            <text:p>- Select each period : day, week, month, year, customized, all and day again</text:p>
            <text:p>- Open the detail of an http request</text:p>
            <text:p>- Display the summary per class (for Guice) and the detail for a class</text:p>
            <text:p>- Execute a long sql request and refresh the main report to check the http and sql current requests</text:p>
            <text:p>- Check the system informations and sys. Info. details</text:p>
            <text:p>- Display details of threads</text:p>
            <text:p>- Display details of jobs</text:p>
            <text:p>- Display details of caches</text:p>
            <text:p>- Execute the GC</text:p>
            <text:p>- Display the memory histogram</text:p>
            <text:p>- Create an http session</text:p>
            <text:p>- Display http sessions and an http session detail</text:p>
            <text:p>- Invalidate http sessions</text:p>
            <text:p>- Display the deployment descriptor</text:p>
            <text:p>- Display the MBeans</text:p>
            <text:p>- Display the OS process</text:p>
            <text:p>- Display the JNDI tree</text:p>
            <text:p>- Display the opened jdbc connections</text:p>
            <text:p>- Display a database report</text:p>
            <text:p/>
          </table:table-cell>
          <table:table-cell table:style-name="ce2" table:number-columns-repeated="4"/>
          <table:table-cell table:style-name="ce3" table:number-columns-repeated="1014"/>
        </table:table-row>
        <table:table-row table:style-name="ro1">
          <table:table-cell table:style-name="ce2" table:number-columns-repeated="3"/>
          <table:table-cell table:style-name="ce5"/>
          <table:table-cell table:style-name="ce2" table:number-columns-repeated="6"/>
          <table:table-cell table:style-name="ce3" table:number-columns-repeated="1014"/>
        </table:table-row>
        <table:table-row table:style-name="ro3">
          <table:table-cell table:style-name="ce3" office:value-type="string">
            <text:p>Main features</text:p>
          </table:table-cell>
          <table:table-cell table:style-name="ce3" office:value-type="string">
            <text:p>Windows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1.7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2" table:number-columns-repeated="4"/>
          <table:table-cell table:style-name="ce3" table:number-columns-repeated="1014"/>
        </table:table-row>
        <table:table-row table:style-name="ro3">
          <table:table-cell table:style-name="ce3" office:value-type="string">
            <text:p>Main features</text:p>
          </table:table-cell>
          <table:table-cell table:style-name="ce3" office:value-type="string">
            <text:p>Windows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0-10-11">
            <text:p>11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3">
          <table:table-cell table:style-name="ce3" office:value-type="string">
            <text:p>Main features</text:p>
          </table:table-cell>
          <table:table-cell table:style-name="ce3" office:value-type="string">
            <text:p>Windows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1.5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0-10-12">
            <text:p>12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3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5.5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0-10-12">
            <text:p>12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5</text:p>
          </table:table-cell>
          <table:table-cell table:style-name="ce3" office:value-type="string">
            <text:p>Test main features (see above)</text:p>
          </table:table-cell>
          <table:table-cell table:style-name="ce3" office:value-type="string">
            <text:p>Check that heap dump, memory histogram, stack traces and system load average are not available</text:p>
          </table:table-cell>
          <table:table-cell table:style-name="ce7" office:value-type="date" office:date-value="2010-10-13">
            <text:p>13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3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5.0</text:p>
          </table:table-cell>
          <table:table-cell table:style-name="ce6" office:value-type="string">
            <text:p>1.5</text:p>
          </table:table-cell>
          <table:table-cell table:style-name="ce3" office:value-type="string">
            <text:p>Test main features (see above)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7</text:p>
          </table:table-cell>
          <table:table-cell table:style-name="ce6" office:value-type="string">
            <text:p>1.7</text:p>
          </table:table-cell>
          <table:table-cell table:style-name="ce3" office:value-type="string">
            <text:p>Test main features (see above)</text:p>
          </table:table-cell>
          <table:table-cell table:style-name="ce3" table:number-columns-repeated="1019"/>
        </table:table-row>
        <table:table-row table:style-name="ro3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7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0-10-13">
            <text:p>13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3">
          <table:table-cell table:style-name="ce3" office:value-type="string">
            <text:p>Main features</text:p>
          </table:table-cell>
          <table:table-cell table:style-name="ce3" office:value-type="string">
            <text:p>Linux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1.7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/>
          <table:table-cell table:style-name="ce3" table:number-columns-repeated="1017"/>
        </table:table-row>
        <table:table-row table:style-name="ro3">
          <table:table-cell table:style-name="ce3" office:value-type="string">
            <text:p>Main features</text:p>
          </table:table-cell>
          <table:table-cell table:style-name="ce3" office:value-type="string">
            <text:p>Linux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0-10-14">
            <text:p>14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3">
          <table:table-cell table:style-name="ce3" office:value-type="string">
            <text:p>Main features</text:p>
          </table:table-cell>
          <table:table-cell table:style-name="ce3" office:value-type="string">
            <text:p>Linux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1.5</text:p>
          </table:table-cell>
          <table:table-cell table:style-name="ce3" office:value-type="string">
            <text:p>Test main features (see above)</text:p>
          </table:table-cell>
          <table:table-cell table:style-name="ce3" table:number-columns-repeated="1019"/>
        </table:table-row>
        <table:table-row table:style-name="ro5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JRE 1.6+</text:p>
          </table:table-cell>
          <table:table-cell table:style-name="ce3" office:value-type="string">
            <text:p>Test main features (see above)</text:p>
          </table:table-cell>
          <table:table-cell table:style-name="ce3" office:value-type="string">
            <text:p>Check that the « memory histogram » feature explains the need for a JDK</text:p>
          </table:table-cell>
          <table:table-cell table:style-name="ce7" office:value-type="date" office:date-value="2010-10-14">
            <text:p>14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6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Glassfish 3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0-11-24">
            <text:p>24/11/10</text:p>
          </table:table-cell>
          <table:table-cell table:style-name="ce9" office:value-type="string">
            <text:p>KO</text:p>
          </table:table-cell>
          <table:table-cell table:style-name="ce3"/>
          <table:table-cell table:style-name="ce3" office:value-type="string">
            <text:p>Pieter</text:p>
          </table:table-cell>
          <table:table-cell table:style-name="ce11" office:value-type="string">
            <text:p>major issue : Glassfish 3.0.1 creates a new instance of the datasource for each lookup, so monitoring of sql requests does not work + minor glassfish issue <text:span text:style-name="T3"><text:a xlink:href="http://java.net/jira/browse/GLASSFISH-12831">http://java.net/jira/browse/GLASSFISH-12831</text:a></text:span></text:p>
          </table:table-cell>
          <table:table-cell table:style-name="ce3" table:number-columns-repeated="1013"/>
        </table:table-row>
        <table:table-row table:style-name="ro3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onas 5.1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1-01-31">
            <text:p>31/01/11</text:p>
          </table:table-cell>
          <table:table-cell table:style-name="ce10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1" office:value-type="string">
            <text:p>minor issue : configuration issue with quartz in jonas 5.1.0 M2</text:p>
          </table:table-cell>
          <table:table-cell table:style-name="ce3" table:number-columns-repeated="1013"/>
        </table:table-row>
        <table:table-row table:style-name="ro3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boss 5.1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1-01-24">
            <text:p>24/01/11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1"/>
          <table:table-cell table:style-name="ce3" table:number-columns-repeated="1013"/>
        </table:table-row>
        <table:table-row table:style-name="ro3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boss 6.0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1-01-31">
            <text:p>31/01/11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1"/>
          <table:table-cell table:style-name="ce3" table:number-columns-repeated="1013"/>
        </table:table-row>
        <table:table-row table:style-name="ro3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etty 6.1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0-11-04">
            <text:p>04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3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Oracle WebLogic 11g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1-02-02">
            <text:p>02/02/11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1"/>
          <table:table-cell table:style-name="ce3" table:number-columns-repeated="1013"/>
        </table:table-row>
        <table:table-row table:style-name="ro3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Oracle WebLogic 11g</text:p>
          </table:table-cell>
          <table:table-cell table:style-name="ce6" office:value-type="string">
            <text:p>Jrockit 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1-02-02">
            <text:p>02/02/11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3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IBM WebSphere 7</text:p>
          </table:table-cell>
          <table:table-cell table:style-name="ce6" office:value-type="string">
            <text:p>IBM J9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1-02-05">
            <text:p>05/02/11</text:p>
          </table:table-cell>
          <table:table-cell table:style-name="ce3" office:value-type="string">
            <text:p>X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2" office:value-type="string">
            <text:p>should be ok, but making websphere work was above my power</text:p>
          </table:table-cell>
          <table:table-cell table:style-name="ce3" table:number-columns-repeated="1013"/>
        </table:table-row>
        <table:table-row table:style-name="ro3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with Mozilla Firefox3.6</text:p>
          </table:table-cell>
          <table:table-cell table:style-name="ce3" office:value-type="string">
            <text:p>Test main features (see above)</text:p>
          </table:table-cell>
          <table:table-cell table:style-name="ce7" office:value-type="date" office:date-value="2010-10-14">
            <text:p>14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3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with Google Chrome</text:p>
          </table:table-cell>
          <table:table-cell table:style-name="ce3" office:value-type="string">
            <text:p>Test main features (see above)</text:p>
          </table:table-cell>
          <table:table-cell table:style-name="ce7" office:value-type="date" office:date-value="2010-10-14">
            <text:p>14/10/10</text:p>
          </table:table-cell>
          <table:table-cell table:style-name="ce10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1" office:value-type="string">
            <text:p>minor issue : web.xml is not displayed as xml</text:p>
          </table:table-cell>
          <table:table-cell table:style-name="ce3" table:number-columns-repeated="1013"/>
        </table:table-row>
        <table:table-row table:style-name="ro3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with MS Internet Explorer 8</text:p>
          </table:table-cell>
          <table:table-cell table:style-name="ce3" office:value-type="string">
            <text:p>Test main features (see above)</text:p>
          </table:table-cell>
          <table:table-cell table:style-name="ce7" office:value-type="date" office:date-value="2010-10-14">
            <text:p>14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3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resolution-seconds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storage-directory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25">
            <text:p>25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3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log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25">
            <text:p>25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warning-threshold-milli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25">
            <text:p>25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severe-threshold-milli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25">
            <text:p>25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3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url-exclude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25">
            <text:p>25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3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http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25">
            <text:p>25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3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sql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25">
            <text:p>25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3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ejb-transform-pattern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5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spring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25">
            <text:p>25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office:value-type="string">
            <text:p>issue fixed if the transform pattern removes the '.'</text:p>
          </table:table-cell>
          <table:table-cell table:style-name="ce3" table:number-columns-repeated="1013"/>
        </table:table-row>
        <table:table-row table:style-name="ro5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guice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25">
            <text:p>25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office:value-type="string">
            <text:p>issue fixed if the transform pattern removes the '.'</text:p>
          </table:table-cell>
          <table:table-cell table:style-name="ce3" table:number-columns-repeated="1013"/>
        </table:table-row>
        <table:table-row table:style-name="ro5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services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25">
            <text:p>25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office:value-type="string">
            <text:p>issue fixed if the transform pattern removes the '.'</text:p>
          </table:table-cell>
          <table:table-cell table:style-name="ce3" table:number-columns-repeated="1013"/>
        </table:table-row>
        <table:table-row table:style-name="ro5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struts-transform-pattern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5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error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25">
            <text:p>25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3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log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25">
            <text:p>25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3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job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25">
            <text:p>25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office:value-type="string">
            <text:p>issue fixed for the display of errors and mean times in the list of jobs</text:p>
          </table:table-cell>
          <table:table-cell table:style-name="ce3" table:number-columns-repeated="1013"/>
        </table:table-row>
        <table:table-row table:style-name="ro3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jsp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25">
            <text:p>25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displayed-counter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25">
            <text:p>25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office:value-type="string">
            <text:p>issue fixed for the extreme cases that the http counter is not displayed or that displayed-counters is empty</text:p>
          </table:table-cell>
          <table:table-cell table:style-name="ce3" table:number-columns-repeated="1013"/>
        </table:table-row>
        <table:table-row table:style-name="ro3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no-databas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29">
            <text:p>29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system-actions-enable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29">
            <text:p>29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3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allowed-addr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29">
            <text:p>29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3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disable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29">
            <text:p>29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3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datasource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29">
            <text:p>29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3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mail-sessio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24">
            <text:p>24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3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admin-email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24">
            <text:p>24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3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mail-periods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monitoring-path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29">
            <text:p>29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3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rewrap-datasources</text:p>
          </table:table-cell>
          <table:table-cell table:style-name="ce3" office:value-type="string">
            <text:p>In tomcat, to be written</text:p>
          </table:table-cell>
          <table:table-cell table:style-name="ce7" office:value-type="date" office:date-value="2010-11-07">
            <text:p>07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3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in web.xm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30">
            <text:p>30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3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in context parameter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30">
            <text:p>30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3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in system propertie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30">
            <text:p>30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7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riority of parameters in system properties, in context parameters and in web.xm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30">
            <text:p>30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/>
          <table:table-cell table:style-name="ce3" table:number-columns-repeated="1013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5">
          <table:table-cell table:style-name="ce3" office:value-type="string">
            <text:p>Web fragment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7</text:p>
          </table:table-cell>
          <table:table-cell table:style-name="ce6" office:value-type="string">
            <text:p>1.6+</text:p>
          </table:table-cell>
          <table:table-cell table:style-name="ce3" office:value-type="string">
            <text:p>web-fragment.xml <text:span text:style-name="T1">without</text:span> filter and listener in web.xml</text:p>
          </table:table-cell>
          <table:table-cell table:style-name="ce3" office:value-type="string">
            <text:p>to be written</text:p>
            <text:p>Note: needs web-app version 3.0 in web.xml</text:p>
          </table:table-cell>
          <table:table-cell table:style-name="ce7" office:value-type="date" office:date-value="2010-11-04">
            <text:p>04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/>
          <table:table-cell table:style-name="ce3" office:value-type="string">
            <text:p>any</text:p>
          </table:table-cell>
          <table:table-cell table:style-name="ce3" office:value-type="string">
            <text:p>Tomcat 7</text:p>
          </table:table-cell>
          <table:table-cell table:style-name="ce6" office:value-type="string">
            <text:p>1.6+</text:p>
          </table:table-cell>
          <table:table-cell table:style-name="ce3" office:value-type="string">
            <text:p>web-fragment.xml <text:span text:style-name="T2">with</text:span> filter and listener in web.xml</text:p>
          </table:table-cell>
          <table:table-cell table:style-name="ce3" office:value-type="string">
            <text:p>to be written</text:p>
            <text:p>Note: needs web-app version 3.0 in web.xml</text:p>
          </table:table-cell>
          <table:table-cell table:style-name="ce7" office:value-type="date" office:date-value="2010-11-04">
            <text:p>04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5">
          <table:table-cell table:style-name="ce3" office:value-type="string">
            <text:p>JRobin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arts and collect unavailable if JRobin classes are not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2">
            <text:p>02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5">
          <table:table-cell table:style-name="ce3" office:value-type="string">
            <text:p>PDF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vailabililty of the PDF reports if iText classes are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14">
            <text:p>14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PDF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Unavailabililty of the PDF reports if iText classes are not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14">
            <text:p>14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3">
          <table:table-cell table:style-name="ce3" office:value-type="string">
            <text:p>Languag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English language</text:p>
          </table:table-cell>
          <table:table-cell table:style-name="ce3" office:value-type="string">
            <text:p>Test main features (see above)</text:p>
          </table:table-cell>
          <table:table-cell table:style-name="ce7" office:value-type="date" office:date-value="2010-10-31">
            <text:p>31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3">
          <table:table-cell table:style-name="ce3" office:value-type="string">
            <text:p>Languag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French language</text:p>
          </table:table-cell>
          <table:table-cell table:style-name="ce3" office:value-type="string">
            <text:p>Test main features (see above)</text:p>
          </table:table-cell>
          <table:table-cell table:style-name="ce7" office:value-type="date" office:date-value="2010-10-31">
            <text:p>31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3">
          <table:table-cell table:style-name="ce3" office:value-type="string">
            <text:p>Languag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German language</text:p>
          </table:table-cell>
          <table:table-cell table:style-name="ce3" office:value-type="string">
            <text:p>Test main features (see above)</text:p>
          </table:table-cell>
          <table:table-cell table:style-name="ce7" office:value-type="date" office:date-value="2010-10-31">
            <text:p>31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3">
          <table:table-cell table:style-name="ce3" office:value-type="string">
            <text:p>Languag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Default language of the server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31">
            <text:p>31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3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Hudson plugi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hentification for Hudson plugi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lugin-authentication-disabled parameter for Hudson plugi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Link to report in administration for Hudso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3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tlassian plugin in JIRA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hentification for Atlassian plugin in JIRA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Link to report in administration for JIRA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lugin-authentication-disabled parameter for JIRA plugi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3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tlassian plugin in Confluenc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hentification for Atlassian plugin in Confluenc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Link to report in administration for Confluenc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lugin-authentication-disabled parameter for Confluence plugi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3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tlassian plugin in Bamboo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hentification for Atlassian plugin for Bamboo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Link to report in administration of Bamboo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28">
            <text:p>28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lugin-authentication-disabled parameter for Bamboo plugi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3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Grails plugin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8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binding of datasources which JNDI names start with « jdbc/ » in "java:comp/env/" contex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26">
            <text:p>26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8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5.5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binding of datasources which JNDI names start with « jdbc/ » in "java:comp/env/" contex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26">
            <text:p>26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9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onas 5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binding of datasources which JNDI names start with « jdbc/ » in "java:comp/env/" or "java:/" context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1-01-27">
            <text:p>27/01/11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0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onas 5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wrapping of datasources which JNDI names start with « jdbc/ » in "java:comp/env/" or "java:/" contexts, with rewrap-datasources parameter (needs a datasource rar in jonas)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9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Glassfish 3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wrapping of datasources which JNDI names start with « jdbc/ » in "java:comp/env/" or "java:/" context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24">
            <text:p>24/11/10</text:p>
          </table:table-cell>
          <table:table-cell table:style-name="ce9" office:value-type="string">
            <text:p>KO</text:p>
          </table:table-cell>
          <table:table-cell table:style-name="ce3"/>
          <table:table-cell table:style-name="ce3" office:value-type="string">
            <text:p>Pieter</text:p>
          </table:table-cell>
          <table:table-cell table:style-name="ce11" office:value-type="string">
            <text:p>major issue : Datasource is rewrapped but Glassfish 3.0.1 creates a new instance of the datasource for each lookup, so monitoring of sql requests does not work</text:p>
          </table:table-cell>
          <table:table-cell table:style-name="ce3" table:number-columns-repeated="1013"/>
        </table:table-row>
        <table:table-row table:style-name="ro9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Boss 5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wrapping of datasources which JNDI names start with « jdbc/ » in "java:comp/env/" or "java:/" context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1-01-27">
            <text:p>27/01/11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9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WebLogic 11g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wrapping of datasources which JNDI names start with « jdbc/ » in "java:comp/env/" or "java:/" context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1-02-02">
            <text:p>02/02/11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9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etty 6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binding of datasources which JNDI names start with « jdbc/ » in "java:comp/env/" or "java:/" contexts</text:p>
          </table:table-cell>
          <table:table-cell table:style-name="ce3" office:value-type="string">
            <text:p>to be written (use mvn jetty:run in javamelody-test-webapp)</text:p>
          </table:table-cell>
          <table:table-cell table:style-name="ce7" office:value-type="date" office:date-value="2011-02-07">
            <text:p>07/02/11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Direct JDBC driver, such as ojdbc14.jar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7">
            <text:p>07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1.21.0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Direct JDBC driver, such as ojdbc6.jar with java.sql.Driver fil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26">
            <text:p>26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pring DataSource using BasicDataSourc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7">
            <text:p>07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pring DataSource using JndiObjectFactoryBea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7">
            <text:p>07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pring DataSources with excludedDatasources property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7">
            <text:p>07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7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lternative for monitoring of sql requests with HibernateBatcherFactory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26">
            <text:p>26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1.22.0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3">
          <table:table-cell table:style-name="ce3" office:value-type="string">
            <text:p>EJB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Glassfish 3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interceptor with * in ejb-jar.xml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5">
          <table:table-cell table:style-name="ce3" office:value-type="string">
            <text:p>EJB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Glassfish 3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interceptor with ejb names in ejb-jar.xml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5">
          <table:table-cell table:style-name="ce3" office:value-type="string">
            <text:p>EJB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Glassfish 3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interceptor with annotation in ejb classes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5">
          <table:table-cell table:style-name="ce3" office:value-type="string">
            <text:p>Spr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dvisor &amp; pointcut with an interfac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31">
            <text:p>31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3">
          <table:table-cell table:style-name="ce3" office:value-type="string">
            <text:p>Spr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spring clas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31">
            <text:p>31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Spr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spring class, customizing the nam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31">
            <text:p>31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Spr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method of a spring clas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31">
            <text:p>31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7">
          <table:table-cell table:style-name="ce3" office:value-type="string">
            <text:p>Spr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method of a spring class, customizing the nam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31">
            <text:p>31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3">
          <table:table-cell table:style-name="ce3" office:value-type="string">
            <text:p>Spr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dvisor &amp; pointcut with a regexp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31">
            <text:p>31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Spr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port ok if Spring classes are not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31">
            <text:p>31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3">
          <table:table-cell table:style-name="ce3" office:value-type="string">
            <text:p>Guic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guice clas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Guic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guice class, customizing the nam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Guic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method of a guice clas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Guic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method of a guice class, customizing the nam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3">
          <table:table-cell table:style-name="ce3" office:value-type="string">
            <text:p>Guic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Matcher with an interfac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Guic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port ok if Guice classes are not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3">
          <table:table-cell table:style-name="ce3" office:value-type="string">
            <text:p>MonitoringProxy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roxy of interfac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2">
            <text:p>02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MonitoringProxy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roxy of interface, customizing the nam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2">
            <text:p>02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3">
          <table:table-cell table:style-name="ce3" office:value-type="string">
            <text:p>Strut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interceptor for struts action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5">
          <table:table-cell table:style-name="ce3" office:value-type="string">
            <text:p>Strut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port ok if Struts-Xwork classes are not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2">
            <text:p>02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5">
          <table:table-cell table:style-name="ce3" office:value-type="string">
            <text:p>GWT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GWT method names in http requests</text:p>
          </table:table-cell>
          <table:table-cell table:style-name="ce3" office:value-type="string">
            <text:p>to be written</text:p>
          </table:table-cell>
          <table:table-cell table:style-name="ce7"/>
          <table:table-cell table:style-name="ce3" table:number-columns-repeated="2"/>
          <table:table-cell table:style-name="ce3" office:value-type="string">
            <text:p>dhartford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3">
          <table:table-cell table:style-name="ce3" office:value-type="string">
            <text:p>Job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List batch job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2">
            <text:p>02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Job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List batch jobs defined in spring scheduling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Job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use a job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2">
            <text:p>02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3">
          <table:table-cell table:style-name="ce3" office:value-type="string">
            <text:p>Job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sume a paused job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2">
            <text:p>02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3">
          <table:table-cell table:style-name="ce3" office:value-type="string">
            <text:p>Job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use all job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2">
            <text:p>02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3">
          <table:table-cell table:style-name="ce3" office:value-type="string">
            <text:p>Job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sume all job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2">
            <text:p>02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Job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port ok if Quartz classes are not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2">
            <text:p>02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3">
          <table:table-cell table:style-name="ce3" office:value-type="string">
            <text:p>Cach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list cache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3">
          <table:table-cell table:style-name="ce3" office:value-type="string">
            <text:p>Cach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urge all cache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Cach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port ok if ehcache classes are not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7">
          <table:table-cell table:style-name="ce3" office:value-type="string">
            <text:p>Databas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e error message with oracle when the user is not granted, including the grant query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Databas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e contents of database reports for postgresq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Databas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e contents of database reports for oracl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Databas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e contents of database reports for mysq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5">
          <table:table-cell table:style-name="ce3" office:value-type="string">
            <text:p>Security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dd security constraints in web.xm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8">
          <table:table-cell table:style-name="ce3" office:value-type="string">
            <text:p>Security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dd security constraints in web.xml including « CONFIDENTIAL » for SS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10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office:value-type="string">
            <text:p>Minor issue: Works with firefox and chrome. With IE8 / XP, html report is OK but pdf report can't be viewed or downloaded over SSL (self signed certificate here): issues of IE versions for pdf / doc / xls over SSL are « infamous ».</text:p>
          </table:table-cell>
          <table:table-cell table:style-name="ce3" table:number-columns-repeated="1013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5">
          <table:table-cell table:style-name="ce3" office:value-type="string">
            <text:p>SecurityManag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dd -security option and check error messag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8">
          <table:table-cell table:style-name="ce3" office:value-type="string">
            <text:p>SecurityManag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dd -security option and modify java.policy file (catalina.policy); the examples webapp needs to be undeploye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5">
          <table:table-cell table:style-name="ce3" office:value-type="string">
            <text:p>NoWebappModif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Deployment of JavaMelody without modification of webapp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5">
          <table:table-cell table:style-name="ce3" office:value-type="string">
            <text:p>EA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Glassfish 3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deployment of JavaMelody in an ear fiile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3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javamelody.war in tomca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1-02-07">
            <text:p>07/02/11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3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java -jar javamelody.war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java -jar javamelody.war with xml transport forma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1-02-07">
            <text:p>07/02/11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3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everal applicatio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1-02-07">
            <text:p>07/02/11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pplications not available any mor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office:value-type="string">
            <text:p>Small issue : an application not available is not easy to remove</text:p>
          </table:table-cell>
          <table:table-cell table:style-name="ce3" table:number-columns-repeated="1013"/>
        </table:table-row>
        <table:table-row table:style-name="ro5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 application with several instances (such as in a cluster)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1-02-07">
            <text:p>07/02/11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ollect of requests and of java informatio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1-02-07">
            <text:p>07/02/11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8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display of requests and other data based on usage (spring, guice, services, jsp, jobs, caches...)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1-02-07">
            <text:p>07/02/11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urrent requests and system actio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1-02-07">
            <text:p>07/02/11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3">
          <table:table-cell table:style-name="ce3" office:value-type="string">
            <text:p>JonAS 5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onAS 5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test OSGI configuration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5">
          <table:table-cell table:style-name="ce3" office:value-type="string">
            <text:p>Log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Http and debugging logs with logback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Log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Http and debugging logs with log4j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Log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Http and debugging logs with java.util.logging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7">
          <table:table-cell table:style-name="ce3" office:value-type="string">
            <text:p>Log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Debugging logs at debug level for intialization (and no higher level for normal initialization)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Log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tatistics and last errors for warn and error logs in logback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Log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tatistics and last errors for warn and error logs in log4j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Log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tatistics and last errors for warn and error logs in java.util.logging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7">
          <table:table-cell table:style-name="ce3" office:value-type="string">
            <text:p>Last shutdown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at the last_shutdown.html file is written when the server is stoppe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7">
          <table:table-cell table:style-name="ce3" office:value-type="string">
            <text:p>Request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quests statistics and details</text:p>
          </table:table-cell>
          <table:table-cell table:style-name="ce3" office:value-type="string">
            <text:p>to be written (stack-trace of error, stack-trace of log, sql explain plan, call tree, usages, summary per class, last errors)</text:p>
          </table:table-cell>
          <table:table-cell table:style-name="ce3" table:number-columns-repeated="1018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3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Execute the garbage collector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14">
            <text:p>14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3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6+</text:p>
          </table:table-cell>
          <table:table-cell table:style-name="ce3" office:value-type="string">
            <text:p>Generate a heap dump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14">
            <text:p>14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3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JDK 1.6+</text:p>
          </table:table-cell>
          <table:table-cell table:style-name="ce3" office:value-type="string">
            <text:p>View memory histogram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14">
            <text:p>14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3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Invalidate http sessio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14">
            <text:p>14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3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View http sessio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3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View a http session detai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3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View the deployment descriptor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3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View the Mbea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2">
            <text:p>12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3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View the OS proces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3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View the JNDI tre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View the opened jdbc connectio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7">
          <table:table-cell table:style-name="ce3" office:value-type="string">
            <text:p>System informations</text:p>
          </table:table-cell>
          <table:table-cell table:style-name="ce3" office:value-type="string">
            <text:p>Windows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6+</text:p>
          </table:table-cell>
          <table:table-cell table:style-name="ce3" office:value-type="string">
            <text:p>check the contents of system informations and compare with jconsole/jvisualvm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3">
          <table:table-cell table:style-name="ce3" office:value-type="string">
            <text:p>Thread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6+</text:p>
          </table:table-cell>
          <table:table-cell table:style-name="ce3" office:value-type="string">
            <text:p>View thread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Thread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5</text:p>
          </table:table-cell>
          <table:table-cell table:style-name="ce3" office:value-type="string">
            <text:p>View threads, without stack-trace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3">
          <table:table-cell table:style-name="ce3" office:value-type="string">
            <text:p>Thread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Kill a threa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5">
          <table:table-cell table:style-name="ce3" office:value-type="string">
            <text:p>Print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JDK 1.6+</text:p>
          </table:table-cell>
          <table:table-cell table:style-name="ce3" office:value-type="string">
            <text:p>Check that all html screens can be correctly printed.</text:p>
          </table:table-cell>
          <table:table-cell table:style-name="ce3" office:value-type="string">
            <text:p>For all screens, open « print preview » and check contents, in particular that buttons of actions are not in preview</text:p>
          </table:table-cell>
          <table:table-cell table:style-name="ce7" office:value-type="date" office:date-value="2010-11-15">
            <text:p>15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 table:number-rows-repeated="65336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5" table:number-rows-repeated="983036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target-range-address="Tests.A1:Tests.AMJ6553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7">17/02/2013</text:date>, <text:time>19:3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eric Vernat</meta:initial-creator>
    <meta:creation-date>2010-08-26T17:04:42.85</meta:creation-date>
    <dc:date>2013-02-17T19:32:17.90</dc:date>
    <meta:editing-duration>P10DT22H1M36S</meta:editing-duration>
    <meta:editing-cycles>240</meta:editing-cycles>
    <meta:generator>OpenOffice.org/3.4.1$Win32 OpenOffice.org_project/341m1$Build-9593</meta:generator>
    <meta:document-statistic meta:table-count="2" meta:cell-count="1643" meta:object-count="0"/>
  </office:meta>
</office:document-meta>
</file>